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6633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86cm"/>
    </style:style>
    <style:style style:name="gr6" style:family="graphic" style:parent-style-name="standard">
      <style:graphic-properties draw:stroke="none" svg:stroke-color="#000000" draw:fill="none" draw:fill-color="#ffffff" fo:min-height="0.487cm"/>
    </style:style>
    <style:style style:name="gr7" style:family="graphic" style:parent-style-name="standard">
      <style:graphic-properties draw:stroke="none" svg:stroke-color="#000000" draw:fill="none" draw:fill-color="#ffffff" fo:min-height="0.732cm"/>
    </style:style>
    <style:style style:name="gr8" style:family="graphic" style:parent-style-name="standard">
      <style:graphic-properties draw:stroke="none" svg:stroke-color="#000000" draw:fill="none" draw:fill-color="#ffffff" fo:min-height="0.97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12pt" style:font-size-asian="12pt" style:font-size-complex="18pt"/>
    </style:style>
    <style:style style:name="P3" style:family="paragraph">
      <style:paragraph-properties fo:text-align="center"/>
      <style:text-properties fo:font-family="'Luxi Sans'" style:font-family-generic="swiss" style:font-pitch="variable" fo:font-size="10.5pt" style:font-size-asian="10.5pt"/>
    </style:style>
    <style:style style:name="P4" style:family="paragraph">
      <style:paragraph-properties fo:text-align="center"/>
      <style:text-properties fo:font-family="'Luxi Sans'" style:font-family-generic="swiss" style:font-pitch="variable" fo:font-size="12pt" style:font-size-asian="12pt" style:font-size-complex="18pt"/>
    </style:style>
    <style:style style:name="P5" style:family="paragraph">
      <style:paragraph-properties fo:margin-left="0cm" fo:margin-right="0cm" fo:text-indent="0cm"/>
      <style:text-properties fo:font-size="9pt" style:font-size-asian="10.5pt" style:font-size-complex="18pt"/>
    </style:style>
    <style:style style:name="P6" style:family="paragraph">
      <style:paragraph-properties fo:margin-left="0cm" fo:margin-right="0cm" fo:text-indent="0cm"/>
      <style:text-properties fo:font-family="'Luxi Sans'" style:font-family-generic="swiss" style:font-pitch="variable" fo:font-size="9pt" style:font-size-asian="10.5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'Bitstream Charter'" style:font-style-name="斜体" style:font-family-generic="roman" style:font-pitch="variable" fo:font-size="15pt" fo:font-style="italic" style:font-size-asian="18pt" style:font-size-complex="18pt"/>
    </style:style>
    <style:style style:name="P9" style:family="paragraph">
      <style:paragraph-properties fo:margin-left="0cm" fo:margin-right="0cm" fo:text-indent="0cm"/>
      <style:text-properties fo:font-family="'Luxi Sans'" style:font-style-name="标准" style:font-family-generic="swiss" style:font-pitch="variable" fo:font-size="16pt" style:font-size-asian="18pt" style:font-size-complex="18pt"/>
    </style:style>
    <style:style style:name="T1" style:family="text">
      <style:text-properties fo:font-family="'Luxi Sans'" style:font-family-generic="swiss" style:font-pitch="variable" fo:font-size="12pt" style:font-size-asian="12pt" style:font-size-complex="18pt"/>
    </style:style>
    <style:style style:name="T2" style:family="text">
      <style:text-properties fo:font-family="'Luxi Sans'" style:font-family-generic="swiss" style:font-pitch="variable"/>
    </style:style>
    <style:style style:name="T3" style:family="text">
      <style:text-properties fo:font-family="'Bitstream Charter'" style:font-style-name="斜体" style:font-family-generic="roman" style:font-pitch="variable" fo:font-size="15pt" fo:font-style="italic" style:font-size-asian="18pt" style:font-size-complex="18pt"/>
    </style:style>
    <style:style style:name="T4" style:family="text">
      <style:text-properties fo:font-family="'Luxi Sans'" style:font-style-name="标准" style:font-family-generic="swiss" style:font-pitch="variable" fo:font-size="1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标准">
        <office:forms form:automatic-focus="false" form:apply-design-mode="false"/>
        <draw:ellipse draw:style-name="gr1" draw:text-style-name="P2" draw:layer="layout" svg:width="1.165cm" svg:height="1.118cm" svg:x="7.302cm" svg:y="3.815cm">
          <text:p text:style-name="P1"><text:span text:style-name="T1">17</text:span></text:p>
        </draw:ellipse>
        <draw:ellipse draw:style-name="gr2" draw:text-style-name="P2" draw:layer="layout" svg:width="1.164cm" svg:height="1.118cm" svg:x="3.367cm" svg:y="3.855cm">
          <text:p text:style-name="P1"><text:span text:style-name="T1">3</text:span></text:p>
        </draw:ellipse>
        <draw:ellipse draw:style-name="gr2" draw:text-style-name="P2" draw:layer="layout" svg:width="1.164cm" svg:height="1.118cm" svg:x="5.385cm" svg:y="2.284cm">
          <text:p text:style-name="P1"><text:span text:style-name="T1">5</text:span></text:p>
        </draw:ellipse>
        <draw:ellipse draw:style-name="gr2" draw:text-style-name="P2" draw:layer="layout" svg:width="1.165cm" svg:height="1.118cm" svg:x="3.088cm" svg:y="7.095cm">
          <text:p text:style-name="P1"><text:span text:style-name="T1">9</text:span></text:p>
        </draw:ellipse>
        <draw:ellipse draw:style-name="gr2" draw:text-style-name="P2" draw:layer="layout" svg:width="1.163cm" svg:height="1.118cm" svg:x="1.535cm" svg:y="7.095cm">
          <text:p text:style-name="P1"><text:span text:style-name="T1">22</text:span></text:p>
        </draw:ellipse>
        <draw:ellipse draw:style-name="gr2" draw:text-style-name="P2" draw:layer="layout" svg:width="1.163cm" svg:height="1.119cm" svg:x="8.472cm" svg:y="5.501cm">
          <text:p text:style-name="P1"><text:span text:style-name="T1">6</text:span></text:p>
        </draw:ellipse>
        <draw:ellipse draw:style-name="gr2" draw:text-style-name="P2" draw:layer="layout" svg:width="1.164cm" svg:height="1.119cm" svg:x="6.271cm" svg:y="5.501cm">
          <text:p text:style-name="P1"><text:span text:style-name="T1">19</text:span></text:p>
        </draw:ellipse>
        <draw:ellipse draw:style-name="gr2" draw:text-style-name="P2" draw:layer="layout" svg:width="1.164cm" svg:height="1.119cm" svg:x="4.474cm" svg:y="5.501cm">
          <text:p text:style-name="P1"><text:span text:style-name="T1">84</text:span></text:p>
        </draw:ellipse>
        <draw:ellipse draw:style-name="gr3" draw:text-style-name="P2" draw:layer="layout" svg:width="1.164cm" svg:height="1.119cm" svg:x="2.274cm" svg:y="5.501cm">
          <text:p text:style-name="P1"><text:span text:style-name="T1">10</text:span></text:p>
        </draw:ellipse>
        <draw:connector draw:style-name="gr4" draw:text-style-name="P3" draw:layer="layout" draw:type="line" svg:x1="4.288cm" svg:y1="3.946cm" svg:x2="5.564cm" svg:y2="3.255cm">
          <text:p text:style-name="P7"/>
        </draw:connector>
        <draw:connector draw:style-name="gr4" draw:text-style-name="P3" draw:layer="layout" draw:type="line" svg:x1="7.577cm" svg:y1="3.886cm" svg:x2="6.378cm" svg:y2="3.246cm">
          <text:p text:style-name="P7"/>
        </draw:connector>
        <draw:connector draw:style-name="gr4" draw:text-style-name="P4" draw:layer="layout" draw:type="line" svg:x1="3.211cm" svg:y1="5.616cm" svg:x2="3.642cm" svg:y2="4.924cm">
          <text:p text:style-name="P7"/>
        </draw:connector>
        <draw:connector draw:style-name="gr4" draw:text-style-name="P4" draw:layer="layout" draw:type="line" svg:x1="4.735cm" svg:y1="5.565cm" svg:x2="4.288cm" svg:y2="4.874cm">
          <text:p text:style-name="P7"/>
        </draw:connector>
        <draw:connector draw:style-name="gr4" draw:text-style-name="P4" draw:layer="layout" draw:type="line" svg:x1="7.15cm" svg:y1="5.549cm" svg:x2="7.58cm" svg:y2="4.891cm">
          <text:p text:style-name="P7"/>
        </draw:connector>
        <draw:connector draw:style-name="gr4" draw:text-style-name="P4" draw:layer="layout" draw:type="line" svg:x1="8.757cm" svg:y1="5.565cm" svg:x2="8.226cm" svg:y2="4.856cm">
          <text:p text:style-name="P7"/>
        </draw:connector>
        <draw:connector draw:style-name="gr4" draw:text-style-name="P4" draw:layer="layout" draw:type="line" svg:x1="2.283cm" svg:y1="7.1cm" svg:x2="2.546cm" svg:y2="6.562cm">
          <text:p text:style-name="P7"/>
        </draw:connector>
        <draw:connector draw:style-name="gr4" draw:text-style-name="P4" draw:layer="layout" draw:type="line" svg:x1="3.393cm" svg:y1="7.151cm" svg:x2="3.183cm" svg:y2="6.548cm">
          <text:p text:style-name="P7"/>
        </draw:connector>
        <draw:frame draw:style-name="gr5" draw:text-style-name="P6" draw:layer="layout" svg:width="0.806cm" svg:height="0.736cm" svg:x="5.647cm" svg:y="1.643cm">
          <draw:text-box>
            <text:p text:style-name="P5"><text:span text:style-name="T2">1</text:span></text:p>
          </draw:text-box>
        </draw:frame>
        <draw:frame draw:style-name="gr5" draw:text-style-name="P6" draw:layer="layout" svg:width="0.68cm" svg:height="0.736cm" svg:x="3.656cm" svg:y="3.206cm">
          <draw:text-box>
            <text:p text:style-name="P5"><text:span text:style-name="T2">2</text:span></text:p>
          </draw:text-box>
        </draw:frame>
        <draw:frame draw:style-name="gr6" draw:text-style-name="P6" draw:layer="layout" svg:width="0.68cm" svg:height="0.737cm" svg:x="2.494cm" svg:y="4.973cm">
          <draw:text-box>
            <text:p text:style-name="P5"><text:span text:style-name="T2">4</text:span></text:p>
          </draw:text-box>
        </draw:frame>
        <draw:frame draw:style-name="gr6" draw:text-style-name="P6" draw:layer="layout" svg:width="0.68cm" svg:height="0.737cm" svg:x="4.717cm" svg:y="4.924cm">
          <draw:text-box>
            <text:p text:style-name="P5"><text:span text:style-name="T2">5</text:span></text:p>
          </draw:text-box>
        </draw:frame>
        <draw:frame draw:style-name="gr6" draw:text-style-name="P6" draw:layer="layout" svg:width="0.68cm" svg:height="0.737cm" svg:x="6.549cm" svg:y="4.924cm">
          <draw:text-box>
            <text:p text:style-name="P5"><text:span text:style-name="T2">6</text:span></text:p>
          </draw:text-box>
        </draw:frame>
        <draw:frame draw:style-name="gr6" draw:text-style-name="P6" draw:layer="layout" svg:width="0.68cm" svg:height="0.737cm" svg:x="8.762cm" svg:y="4.924cm">
          <draw:text-box>
            <text:p text:style-name="P5"><text:span text:style-name="T2">7</text:span></text:p>
          </draw:text-box>
        </draw:frame>
        <draw:frame draw:style-name="gr5" draw:text-style-name="P6" draw:layer="layout" svg:width="0.68cm" svg:height="0.736cm" svg:x="1.723cm" svg:y="6.446cm">
          <draw:text-box>
            <text:p text:style-name="P5"><text:span text:style-name="T2">8</text:span></text:p>
          </draw:text-box>
        </draw:frame>
        <draw:frame draw:style-name="gr5" draw:text-style-name="P6" draw:layer="layout" svg:width="0.68cm" svg:height="0.736cm" svg:x="3.362cm" svg:y="6.446cm">
          <draw:text-box>
            <text:p text:style-name="P5"><text:span text:style-name="T2">9</text:span></text:p>
          </draw:text-box>
        </draw:frame>
        <draw:frame draw:style-name="gr5" draw:text-style-name="P6" draw:layer="layout" svg:width="0.68cm" svg:height="0.736cm" svg:x="7.522cm" svg:y="3.177cm">
          <draw:text-box>
            <text:p text:style-name="P5"><text:span text:style-name="T2">3</text:span></text:p>
          </draw:text-box>
        </draw:frame>
        <draw:frame draw:style-name="gr7" draw:text-style-name="P8" draw:layer="layout" svg:width="0.964cm" svg:height="0.982cm" svg:x="1.535cm" svg:y="5.562cm">
          <draw:text-box>
            <text:p text:style-name="P7"><text:span text:style-name="T3">i</text:span></text:p>
          </draw:text-box>
        </draw:frame>
        <draw:frame draw:style-name="gr8" draw:text-style-name="P9" draw:layer="layout" svg:width="1.446cm" svg:height="1.227cm" svg:x="4.91cm" svg:y="8.508cm">
          <draw:text-box>
            <text:p text:style-name="P7"><text:span text:style-name="T4">(a)</text:span></text:p>
          </draw:text-box>
        </draw:frame>
        <draw:ellipse draw:style-name="gr3" draw:text-style-name="P2" draw:layer="layout" svg:width="1.165cm" svg:height="1.118cm" svg:x="16.802cm" svg:y="3.815cm">
          <text:p text:style-name="P1"><text:span text:style-name="T1">17</text:span></text:p>
        </draw:ellipse>
        <draw:ellipse draw:style-name="gr2" draw:text-style-name="P2" draw:layer="layout" svg:width="1.164cm" svg:height="1.118cm" svg:x="12.867cm" svg:y="3.855cm">
          <text:p text:style-name="P1"><text:span text:style-name="T1">3</text:span></text:p>
        </draw:ellipse>
        <draw:ellipse draw:style-name="gr2" draw:text-style-name="P2" draw:layer="layout" svg:width="1.164cm" svg:height="1.118cm" svg:x="14.885cm" svg:y="2.284cm">
          <text:p text:style-name="P1"><text:span text:style-name="T1">5</text:span></text:p>
        </draw:ellipse>
        <draw:ellipse draw:style-name="gr2" draw:text-style-name="P2" draw:layer="layout" svg:width="1.165cm" svg:height="1.118cm" svg:x="12.588cm" svg:y="7.095cm">
          <text:p text:style-name="P1"><text:span text:style-name="T1">9</text:span></text:p>
        </draw:ellipse>
        <draw:ellipse draw:style-name="gr2" draw:text-style-name="P2" draw:layer="layout" svg:width="1.163cm" svg:height="1.118cm" svg:x="11.035cm" svg:y="7.095cm">
          <text:p text:style-name="P1"><text:span text:style-name="T1">10</text:span></text:p>
        </draw:ellipse>
        <draw:ellipse draw:style-name="gr2" draw:text-style-name="P2" draw:layer="layout" svg:width="1.163cm" svg:height="1.119cm" svg:x="17.972cm" svg:y="5.501cm">
          <text:p text:style-name="P1"><text:span text:style-name="T1">6</text:span></text:p>
        </draw:ellipse>
        <draw:ellipse draw:style-name="gr2" draw:text-style-name="P2" draw:layer="layout" svg:width="1.164cm" svg:height="1.119cm" svg:x="15.771cm" svg:y="5.501cm">
          <text:p text:style-name="P1"><text:span text:style-name="T1">19</text:span></text:p>
        </draw:ellipse>
        <draw:ellipse draw:style-name="gr2" draw:text-style-name="P2" draw:layer="layout" svg:width="1.164cm" svg:height="1.119cm" svg:x="13.974cm" svg:y="5.501cm">
          <text:p text:style-name="P1"><text:span text:style-name="T1">84</text:span></text:p>
        </draw:ellipse>
        <draw:ellipse draw:style-name="gr1" draw:text-style-name="P2" draw:layer="layout" svg:width="1.164cm" svg:height="1.119cm" svg:x="11.774cm" svg:y="5.501cm">
          <text:p text:style-name="P1"><text:span text:style-name="T1">22</text:span></text:p>
        </draw:ellipse>
        <draw:connector draw:style-name="gr4" draw:text-style-name="P3" draw:layer="layout" draw:type="line" svg:x1="13.788cm" svg:y1="3.946cm" svg:x2="15.064cm" svg:y2="3.255cm">
          <text:p text:style-name="P7"/>
        </draw:connector>
        <draw:connector draw:style-name="gr4" draw:text-style-name="P3" draw:layer="layout" draw:type="line" svg:x1="17.077cm" svg:y1="3.886cm" svg:x2="15.878cm" svg:y2="3.246cm">
          <text:p text:style-name="P7"/>
        </draw:connector>
        <draw:connector draw:style-name="gr4" draw:text-style-name="P4" draw:layer="layout" draw:type="line" svg:x1="12.711cm" svg:y1="5.616cm" svg:x2="13.142cm" svg:y2="4.924cm">
          <text:p text:style-name="P7"/>
        </draw:connector>
        <draw:connector draw:style-name="gr4" draw:text-style-name="P4" draw:layer="layout" draw:type="line" svg:x1="14.235cm" svg:y1="5.565cm" svg:x2="13.788cm" svg:y2="4.874cm">
          <text:p text:style-name="P7"/>
        </draw:connector>
        <draw:connector draw:style-name="gr4" draw:text-style-name="P4" draw:layer="layout" draw:type="line" svg:x1="16.65cm" svg:y1="5.549cm" svg:x2="17.08cm" svg:y2="4.891cm">
          <text:p text:style-name="P7"/>
        </draw:connector>
        <draw:connector draw:style-name="gr4" draw:text-style-name="P4" draw:layer="layout" draw:type="line" svg:x1="18.257cm" svg:y1="5.565cm" svg:x2="17.726cm" svg:y2="4.856cm">
          <text:p text:style-name="P7"/>
        </draw:connector>
        <draw:connector draw:style-name="gr4" draw:text-style-name="P4" draw:layer="layout" draw:type="line" svg:x1="11.783cm" svg:y1="7.1cm" svg:x2="12.046cm" svg:y2="6.562cm">
          <text:p text:style-name="P7"/>
        </draw:connector>
        <draw:connector draw:style-name="gr4" draw:text-style-name="P4" draw:layer="layout" draw:type="line" svg:x1="12.893cm" svg:y1="7.151cm" svg:x2="12.683cm" svg:y2="6.548cm">
          <text:p text:style-name="P7"/>
        </draw:connector>
        <draw:frame draw:style-name="gr5" draw:text-style-name="P6" draw:layer="layout" svg:width="0.806cm" svg:height="0.736cm" svg:x="15.147cm" svg:y="1.643cm">
          <draw:text-box>
            <text:p text:style-name="P5"><text:span text:style-name="T2">1</text:span></text:p>
          </draw:text-box>
        </draw:frame>
        <draw:frame draw:style-name="gr5" draw:text-style-name="P6" draw:layer="layout" svg:width="0.68cm" svg:height="0.736cm" svg:x="13.156cm" svg:y="3.206cm">
          <draw:text-box>
            <text:p text:style-name="P5"><text:span text:style-name="T2">2</text:span></text:p>
          </draw:text-box>
        </draw:frame>
        <draw:frame draw:style-name="gr6" draw:text-style-name="P6" draw:layer="layout" svg:width="0.68cm" svg:height="0.737cm" svg:x="11.994cm" svg:y="4.973cm">
          <draw:text-box>
            <text:p text:style-name="P5"><text:span text:style-name="T2">4</text:span></text:p>
          </draw:text-box>
        </draw:frame>
        <draw:frame draw:style-name="gr6" draw:text-style-name="P6" draw:layer="layout" svg:width="0.68cm" svg:height="0.737cm" svg:x="14.217cm" svg:y="4.924cm">
          <draw:text-box>
            <text:p text:style-name="P5"><text:span text:style-name="T2">5</text:span></text:p>
          </draw:text-box>
        </draw:frame>
        <draw:frame draw:style-name="gr6" draw:text-style-name="P6" draw:layer="layout" svg:width="0.68cm" svg:height="0.737cm" svg:x="16.049cm" svg:y="4.924cm">
          <draw:text-box>
            <text:p text:style-name="P5"><text:span text:style-name="T2">6</text:span></text:p>
          </draw:text-box>
        </draw:frame>
        <draw:frame draw:style-name="gr6" draw:text-style-name="P6" draw:layer="layout" svg:width="0.68cm" svg:height="0.737cm" svg:x="18.262cm" svg:y="4.924cm">
          <draw:text-box>
            <text:p text:style-name="P5"><text:span text:style-name="T2">7</text:span></text:p>
          </draw:text-box>
        </draw:frame>
        <draw:frame draw:style-name="gr5" draw:text-style-name="P6" draw:layer="layout" svg:width="0.68cm" svg:height="0.736cm" svg:x="11.223cm" svg:y="6.446cm">
          <draw:text-box>
            <text:p text:style-name="P5"><text:span text:style-name="T2">8</text:span></text:p>
          </draw:text-box>
        </draw:frame>
        <draw:frame draw:style-name="gr5" draw:text-style-name="P6" draw:layer="layout" svg:width="0.68cm" svg:height="0.736cm" svg:x="12.862cm" svg:y="6.446cm">
          <draw:text-box>
            <text:p text:style-name="P5"><text:span text:style-name="T2">9</text:span></text:p>
          </draw:text-box>
        </draw:frame>
        <draw:frame draw:style-name="gr5" draw:text-style-name="P6" draw:layer="layout" svg:width="0.68cm" svg:height="0.736cm" svg:x="17.022cm" svg:y="3.177cm">
          <draw:text-box>
            <text:p text:style-name="P5"><text:span text:style-name="T2">3</text:span></text:p>
          </draw:text-box>
        </draw:frame>
        <draw:frame draw:style-name="gr7" draw:text-style-name="P8" draw:layer="layout" svg:width="0.964cm" svg:height="0.982cm" svg:x="16.135cm" svg:y="3.953cm">
          <draw:text-box>
            <text:p text:style-name="P7"><text:span text:style-name="T3">i</text:span></text:p>
          </draw:text-box>
        </draw:frame>
        <draw:frame draw:style-name="gr8" draw:text-style-name="P9" draw:layer="layout" svg:width="1.446cm" svg:height="1.227cm" svg:x="14.41cm" svg:y="8.508cm">
          <draw:text-box>
            <text:p text:style-name="P7"><text:span text:style-name="T4">(b)</text:span></text:p>
          </draw:text-box>
        </draw:frame>
        <draw:ellipse draw:style-name="gr1" draw:text-style-name="P2" draw:layer="layout" svg:width="1.165cm" svg:height="1.118cm" svg:x="7.202cm" svg:y="13.015cm">
          <text:p text:style-name="P1"><text:span text:style-name="T1">19</text:span></text:p>
        </draw:ellipse>
        <draw:ellipse draw:style-name="gr3" draw:text-style-name="P2" draw:layer="layout" svg:width="1.164cm" svg:height="1.118cm" svg:x="3.267cm" svg:y="13.055cm">
          <text:p text:style-name="P1"><text:span text:style-name="T1">3</text:span></text:p>
        </draw:ellipse>
        <draw:ellipse draw:style-name="gr2" draw:text-style-name="P2" draw:layer="layout" svg:width="1.164cm" svg:height="1.118cm" svg:x="5.285cm" svg:y="11.484cm">
          <text:p text:style-name="P1"><text:span text:style-name="T1">5</text:span></text:p>
        </draw:ellipse>
        <draw:ellipse draw:style-name="gr2" draw:text-style-name="P2" draw:layer="layout" svg:width="1.165cm" svg:height="1.118cm" svg:x="2.988cm" svg:y="16.295cm">
          <text:p text:style-name="P1"><text:span text:style-name="T1">9</text:span></text:p>
        </draw:ellipse>
        <draw:ellipse draw:style-name="gr2" draw:text-style-name="P2" draw:layer="layout" svg:width="1.163cm" svg:height="1.118cm" svg:x="1.435cm" svg:y="16.295cm">
          <text:p text:style-name="P1"><text:span text:style-name="T1">10</text:span></text:p>
        </draw:ellipse>
        <draw:ellipse draw:style-name="gr2" draw:text-style-name="P2" draw:layer="layout" svg:width="1.163cm" svg:height="1.119cm" svg:x="8.372cm" svg:y="14.701cm">
          <text:p text:style-name="P1"><text:span text:style-name="T1">6</text:span></text:p>
        </draw:ellipse>
        <draw:ellipse draw:style-name="gr2" draw:text-style-name="P2" draw:layer="layout" svg:width="1.164cm" svg:height="1.119cm" svg:x="6.171cm" svg:y="14.701cm">
          <text:p text:style-name="P1"><text:span text:style-name="T1">17</text:span></text:p>
        </draw:ellipse>
        <draw:ellipse draw:style-name="gr2" draw:text-style-name="P2" draw:layer="layout" svg:width="1.164cm" svg:height="1.119cm" svg:x="4.374cm" svg:y="14.701cm">
          <text:p text:style-name="P1"><text:span text:style-name="T1">84</text:span></text:p>
        </draw:ellipse>
        <draw:ellipse draw:style-name="gr1" draw:text-style-name="P2" draw:layer="layout" svg:width="1.164cm" svg:height="1.119cm" svg:x="2.174cm" svg:y="14.701cm">
          <text:p text:style-name="P1"><text:span text:style-name="T1">22</text:span></text:p>
        </draw:ellipse>
        <draw:connector draw:style-name="gr4" draw:text-style-name="P3" draw:layer="layout" draw:type="line" svg:x1="4.188cm" svg:y1="13.146cm" svg:x2="5.464cm" svg:y2="12.455cm">
          <text:p text:style-name="P7"/>
        </draw:connector>
        <draw:connector draw:style-name="gr4" draw:text-style-name="P3" draw:layer="layout" draw:type="line" svg:x1="7.477cm" svg:y1="13.086cm" svg:x2="6.278cm" svg:y2="12.446cm">
          <text:p text:style-name="P7"/>
        </draw:connector>
        <draw:connector draw:style-name="gr4" draw:text-style-name="P4" draw:layer="layout" draw:type="line" svg:x1="3.111cm" svg:y1="14.816cm" svg:x2="3.542cm" svg:y2="14.124cm">
          <text:p text:style-name="P7"/>
        </draw:connector>
        <draw:connector draw:style-name="gr4" draw:text-style-name="P4" draw:layer="layout" draw:type="line" svg:x1="4.635cm" svg:y1="14.765cm" svg:x2="4.188cm" svg:y2="14.074cm">
          <text:p text:style-name="P7"/>
        </draw:connector>
        <draw:connector draw:style-name="gr4" draw:text-style-name="P4" draw:layer="layout" draw:type="line" svg:x1="7.05cm" svg:y1="14.749cm" svg:x2="7.48cm" svg:y2="14.091cm">
          <text:p text:style-name="P7"/>
        </draw:connector>
        <draw:connector draw:style-name="gr4" draw:text-style-name="P4" draw:layer="layout" draw:type="line" svg:x1="8.657cm" svg:y1="14.765cm" svg:x2="8.126cm" svg:y2="14.056cm">
          <text:p text:style-name="P7"/>
        </draw:connector>
        <draw:connector draw:style-name="gr4" draw:text-style-name="P4" draw:layer="layout" draw:type="line" svg:x1="2.183cm" svg:y1="16.3cm" svg:x2="2.446cm" svg:y2="15.762cm">
          <text:p text:style-name="P7"/>
        </draw:connector>
        <draw:connector draw:style-name="gr4" draw:text-style-name="P4" draw:layer="layout" draw:type="line" svg:x1="3.293cm" svg:y1="16.351cm" svg:x2="3.083cm" svg:y2="15.748cm">
          <text:p text:style-name="P7"/>
        </draw:connector>
        <draw:frame draw:style-name="gr5" draw:text-style-name="P6" draw:layer="layout" svg:width="0.806cm" svg:height="0.736cm" svg:x="5.547cm" svg:y="10.843cm">
          <draw:text-box>
            <text:p text:style-name="P5"><text:span text:style-name="T2">1</text:span></text:p>
          </draw:text-box>
        </draw:frame>
        <draw:frame draw:style-name="gr5" draw:text-style-name="P6" draw:layer="layout" svg:width="0.68cm" svg:height="0.736cm" svg:x="3.556cm" svg:y="12.406cm">
          <draw:text-box>
            <text:p text:style-name="P5"><text:span text:style-name="T2">2</text:span></text:p>
          </draw:text-box>
        </draw:frame>
        <draw:frame draw:style-name="gr6" draw:text-style-name="P6" draw:layer="layout" svg:width="0.68cm" svg:height="0.737cm" svg:x="2.394cm" svg:y="14.173cm">
          <draw:text-box>
            <text:p text:style-name="P5"><text:span text:style-name="T2">4</text:span></text:p>
          </draw:text-box>
        </draw:frame>
        <draw:frame draw:style-name="gr6" draw:text-style-name="P6" draw:layer="layout" svg:width="0.68cm" svg:height="0.737cm" svg:x="4.617cm" svg:y="14.124cm">
          <draw:text-box>
            <text:p text:style-name="P5"><text:span text:style-name="T2">5</text:span></text:p>
          </draw:text-box>
        </draw:frame>
        <draw:frame draw:style-name="gr6" draw:text-style-name="P6" draw:layer="layout" svg:width="0.68cm" svg:height="0.737cm" svg:x="6.449cm" svg:y="14.124cm">
          <draw:text-box>
            <text:p text:style-name="P5"><text:span text:style-name="T2">6</text:span></text:p>
          </draw:text-box>
        </draw:frame>
        <draw:frame draw:style-name="gr6" draw:text-style-name="P6" draw:layer="layout" svg:width="0.68cm" svg:height="0.737cm" svg:x="8.662cm" svg:y="14.124cm">
          <draw:text-box>
            <text:p text:style-name="P5"><text:span text:style-name="T2">7</text:span></text:p>
          </draw:text-box>
        </draw:frame>
        <draw:frame draw:style-name="gr5" draw:text-style-name="P6" draw:layer="layout" svg:width="0.68cm" svg:height="0.736cm" svg:x="1.623cm" svg:y="15.646cm">
          <draw:text-box>
            <text:p text:style-name="P5"><text:span text:style-name="T2">8</text:span></text:p>
          </draw:text-box>
        </draw:frame>
        <draw:frame draw:style-name="gr5" draw:text-style-name="P6" draw:layer="layout" svg:width="0.68cm" svg:height="0.736cm" svg:x="3.262cm" svg:y="15.646cm">
          <draw:text-box>
            <text:p text:style-name="P5"><text:span text:style-name="T2">9</text:span></text:p>
          </draw:text-box>
        </draw:frame>
        <draw:frame draw:style-name="gr5" draw:text-style-name="P6" draw:layer="layout" svg:width="0.68cm" svg:height="0.736cm" svg:x="7.422cm" svg:y="12.377cm">
          <draw:text-box>
            <text:p text:style-name="P5"><text:span text:style-name="T2">3</text:span></text:p>
          </draw:text-box>
        </draw:frame>
        <draw:frame draw:style-name="gr7" draw:text-style-name="P8" draw:layer="layout" svg:width="0.964cm" svg:height="0.982cm" svg:x="2.635cm" svg:y="13.153cm">
          <draw:text-box>
            <text:p text:style-name="P7"><text:span text:style-name="T3">i</text:span></text:p>
          </draw:text-box>
        </draw:frame>
        <draw:frame draw:style-name="gr8" draw:text-style-name="P9" draw:layer="layout" svg:width="1.446cm" svg:height="1.227cm" svg:x="4.81cm" svg:y="17.708cm">
          <draw:text-box>
            <text:p text:style-name="P7"><text:span text:style-name="T4">(c)</text:span></text:p>
          </draw:text-box>
        </draw:frame>
        <draw:ellipse draw:style-name="gr1" draw:text-style-name="P2" draw:layer="layout" svg:width="1.165cm" svg:height="1.118cm" svg:x="16.902cm" svg:y="13.015cm">
          <text:p text:style-name="P1"><text:span text:style-name="T1">19</text:span></text:p>
        </draw:ellipse>
        <draw:ellipse draw:style-name="gr1" draw:text-style-name="P2" draw:layer="layout" svg:width="1.164cm" svg:height="1.118cm" svg:x="12.967cm" svg:y="13.055cm">
          <text:p text:style-name="P1"><text:span text:style-name="T1">84</text:span></text:p>
        </draw:ellipse>
        <draw:ellipse draw:style-name="gr3" draw:text-style-name="P2" draw:layer="layout" svg:width="1.164cm" svg:height="1.118cm" svg:x="14.985cm" svg:y="11.484cm">
          <text:p text:style-name="P1"><text:span text:style-name="T1">5</text:span></text:p>
        </draw:ellipse>
        <draw:ellipse draw:style-name="gr2" draw:text-style-name="P2" draw:layer="layout" svg:width="1.165cm" svg:height="1.118cm" svg:x="12.688cm" svg:y="16.295cm">
          <text:p text:style-name="P1"><text:span text:style-name="T1">9</text:span></text:p>
        </draw:ellipse>
        <draw:ellipse draw:style-name="gr2" draw:text-style-name="P2" draw:layer="layout" svg:width="1.163cm" svg:height="1.118cm" svg:x="11.135cm" svg:y="16.295cm">
          <text:p text:style-name="P1"><text:span text:style-name="T1">10</text:span></text:p>
        </draw:ellipse>
        <draw:ellipse draw:style-name="gr2" draw:text-style-name="P2" draw:layer="layout" svg:width="1.163cm" svg:height="1.119cm" svg:x="18.072cm" svg:y="14.701cm">
          <text:p text:style-name="P1"><text:span text:style-name="T1">6</text:span></text:p>
        </draw:ellipse>
        <draw:ellipse draw:style-name="gr2" draw:text-style-name="P2" draw:layer="layout" svg:width="1.164cm" svg:height="1.119cm" svg:x="15.871cm" svg:y="14.701cm">
          <text:p text:style-name="P1"><text:span text:style-name="T1">17</text:span></text:p>
        </draw:ellipse>
        <draw:ellipse draw:style-name="gr2" draw:text-style-name="P2" draw:layer="layout" svg:width="1.164cm" svg:height="1.119cm" svg:x="14.074cm" svg:y="14.701cm">
          <text:p text:style-name="P1"><text:span text:style-name="T1">3</text:span></text:p>
        </draw:ellipse>
        <draw:ellipse draw:style-name="gr1" draw:text-style-name="P2" draw:layer="layout" svg:width="1.164cm" svg:height="1.119cm" svg:x="11.874cm" svg:y="14.701cm">
          <text:p text:style-name="P1"><text:span text:style-name="T1">22</text:span></text:p>
        </draw:ellipse>
        <draw:connector draw:style-name="gr4" draw:text-style-name="P3" draw:layer="layout" draw:type="line" svg:x1="13.888cm" svg:y1="13.146cm" svg:x2="15.164cm" svg:y2="12.455cm">
          <text:p text:style-name="P7"/>
        </draw:connector>
        <draw:connector draw:style-name="gr4" draw:text-style-name="P3" draw:layer="layout" draw:type="line" svg:x1="17.177cm" svg:y1="13.086cm" svg:x2="15.978cm" svg:y2="12.446cm">
          <text:p text:style-name="P7"/>
        </draw:connector>
        <draw:connector draw:style-name="gr4" draw:text-style-name="P4" draw:layer="layout" draw:type="line" svg:x1="12.811cm" svg:y1="14.816cm" svg:x2="13.242cm" svg:y2="14.124cm">
          <text:p text:style-name="P7"/>
        </draw:connector>
        <draw:connector draw:style-name="gr4" draw:text-style-name="P4" draw:layer="layout" draw:type="line" svg:x1="14.335cm" svg:y1="14.765cm" svg:x2="13.888cm" svg:y2="14.074cm">
          <text:p text:style-name="P7"/>
        </draw:connector>
        <draw:connector draw:style-name="gr4" draw:text-style-name="P4" draw:layer="layout" draw:type="line" svg:x1="16.75cm" svg:y1="14.749cm" svg:x2="17.18cm" svg:y2="14.091cm">
          <text:p text:style-name="P7"/>
        </draw:connector>
        <draw:connector draw:style-name="gr4" draw:text-style-name="P4" draw:layer="layout" draw:type="line" svg:x1="18.357cm" svg:y1="14.765cm" svg:x2="17.826cm" svg:y2="14.056cm">
          <text:p text:style-name="P7"/>
        </draw:connector>
        <draw:connector draw:style-name="gr4" draw:text-style-name="P4" draw:layer="layout" draw:type="line" svg:x1="11.883cm" svg:y1="16.3cm" svg:x2="12.146cm" svg:y2="15.762cm">
          <text:p text:style-name="P7"/>
        </draw:connector>
        <draw:connector draw:style-name="gr4" draw:text-style-name="P4" draw:layer="layout" draw:type="line" svg:x1="12.993cm" svg:y1="16.351cm" svg:x2="12.783cm" svg:y2="15.748cm">
          <text:p text:style-name="P7"/>
        </draw:connector>
        <draw:frame draw:style-name="gr5" draw:text-style-name="P6" draw:layer="layout" svg:width="0.806cm" svg:height="0.736cm" svg:x="15.247cm" svg:y="10.843cm">
          <draw:text-box>
            <text:p text:style-name="P5"><text:span text:style-name="T2">1</text:span></text:p>
          </draw:text-box>
        </draw:frame>
        <draw:frame draw:style-name="gr5" draw:text-style-name="P6" draw:layer="layout" svg:width="0.68cm" svg:height="0.736cm" svg:x="13.256cm" svg:y="12.406cm">
          <draw:text-box>
            <text:p text:style-name="P5"><text:span text:style-name="T2">2</text:span></text:p>
          </draw:text-box>
        </draw:frame>
        <draw:frame draw:style-name="gr6" draw:text-style-name="P6" draw:layer="layout" svg:width="0.68cm" svg:height="0.737cm" svg:x="12.094cm" svg:y="14.173cm">
          <draw:text-box>
            <text:p text:style-name="P5"><text:span text:style-name="T2">4</text:span></text:p>
          </draw:text-box>
        </draw:frame>
        <draw:frame draw:style-name="gr6" draw:text-style-name="P6" draw:layer="layout" svg:width="0.68cm" svg:height="0.737cm" svg:x="14.317cm" svg:y="14.124cm">
          <draw:text-box>
            <text:p text:style-name="P5"><text:span text:style-name="T2">5</text:span></text:p>
          </draw:text-box>
        </draw:frame>
        <draw:frame draw:style-name="gr6" draw:text-style-name="P6" draw:layer="layout" svg:width="0.68cm" svg:height="0.737cm" svg:x="16.149cm" svg:y="14.124cm">
          <draw:text-box>
            <text:p text:style-name="P5"><text:span text:style-name="T2">6</text:span></text:p>
          </draw:text-box>
        </draw:frame>
        <draw:frame draw:style-name="gr6" draw:text-style-name="P6" draw:layer="layout" svg:width="0.68cm" svg:height="0.737cm" svg:x="18.362cm" svg:y="14.124cm">
          <draw:text-box>
            <text:p text:style-name="P5"><text:span text:style-name="T2">7</text:span></text:p>
          </draw:text-box>
        </draw:frame>
        <draw:frame draw:style-name="gr5" draw:text-style-name="P6" draw:layer="layout" svg:width="0.68cm" svg:height="0.736cm" svg:x="11.323cm" svg:y="15.646cm">
          <draw:text-box>
            <text:p text:style-name="P5"><text:span text:style-name="T2">8</text:span></text:p>
          </draw:text-box>
        </draw:frame>
        <draw:frame draw:style-name="gr5" draw:text-style-name="P6" draw:layer="layout" svg:width="0.68cm" svg:height="0.736cm" svg:x="12.962cm" svg:y="15.646cm">
          <draw:text-box>
            <text:p text:style-name="P5"><text:span text:style-name="T2">9</text:span></text:p>
          </draw:text-box>
        </draw:frame>
        <draw:frame draw:style-name="gr5" draw:text-style-name="P6" draw:layer="layout" svg:width="0.68cm" svg:height="0.736cm" svg:x="17.122cm" svg:y="12.377cm">
          <draw:text-box>
            <text:p text:style-name="P5"><text:span text:style-name="T2">3</text:span></text:p>
          </draw:text-box>
        </draw:frame>
        <draw:frame draw:style-name="gr7" draw:text-style-name="P8" draw:layer="layout" svg:width="0.964cm" svg:height="0.982cm" svg:x="14.371cm" svg:y="11.553cm">
          <draw:text-box>
            <text:p text:style-name="P7"><text:span text:style-name="T3">i</text:span></text:p>
          </draw:text-box>
        </draw:frame>
        <draw:frame draw:style-name="gr8" draw:text-style-name="P9" draw:layer="layout" svg:width="1.446cm" svg:height="1.227cm" svg:x="14.51cm" svg:y="17.708cm">
          <draw:text-box>
            <text:p text:style-name="P7"><text:span text:style-name="T4">(d)</text:span></text:p>
          </draw:text-box>
        </draw:frame>
        <draw:ellipse draw:style-name="gr1" draw:text-style-name="P2" draw:layer="layout" svg:width="1.165cm" svg:height="1.118cm" svg:x="11.902cm" svg:y="21.907cm">
          <text:p text:style-name="P1"><text:span text:style-name="T1">19</text:span></text:p>
        </draw:ellipse>
        <draw:ellipse draw:style-name="gr1" draw:text-style-name="P2" draw:layer="layout" svg:width="1.164cm" svg:height="1.118cm" svg:x="7.967cm" svg:y="21.947cm">
          <text:p text:style-name="P1"><text:span text:style-name="T1">22</text:span></text:p>
        </draw:ellipse>
        <draw:ellipse draw:style-name="gr1" draw:text-style-name="P2" draw:layer="layout" svg:width="1.164cm" svg:height="1.118cm" svg:x="9.985cm" svg:y="20.376cm">
          <text:p text:style-name="P1"><text:span text:style-name="T1">84</text:span></text:p>
        </draw:ellipse>
        <draw:ellipse draw:style-name="gr2" draw:text-style-name="P2" draw:layer="layout" svg:width="1.165cm" svg:height="1.118cm" svg:x="7.688cm" svg:y="25.187cm">
          <text:p text:style-name="P1"><text:span text:style-name="T1">9</text:span></text:p>
        </draw:ellipse>
        <draw:ellipse draw:style-name="gr2" draw:text-style-name="P2" draw:layer="layout" svg:width="1.163cm" svg:height="1.118cm" svg:x="6.135cm" svg:y="25.187cm">
          <text:p text:style-name="P1"><text:span text:style-name="T1">5</text:span></text:p>
        </draw:ellipse>
        <draw:ellipse draw:style-name="gr2" draw:text-style-name="P2" draw:layer="layout" svg:width="1.163cm" svg:height="1.119cm" svg:x="13.072cm" svg:y="23.593cm">
          <text:p text:style-name="P1"><text:span text:style-name="T1">6</text:span></text:p>
        </draw:ellipse>
        <draw:ellipse draw:style-name="gr2" draw:text-style-name="P2" draw:layer="layout" svg:width="1.164cm" svg:height="1.119cm" svg:x="10.871cm" svg:y="23.593cm">
          <text:p text:style-name="P1"><text:span text:style-name="T1">17</text:span></text:p>
        </draw:ellipse>
        <draw:ellipse draw:style-name="gr2" draw:text-style-name="P2" draw:layer="layout" svg:width="1.164cm" svg:height="1.119cm" svg:x="9.074cm" svg:y="23.593cm">
          <text:p text:style-name="P1"><text:span text:style-name="T1">3</text:span></text:p>
        </draw:ellipse>
        <draw:ellipse draw:style-name="gr1" draw:text-style-name="P2" draw:layer="layout" svg:width="1.164cm" svg:height="1.119cm" svg:x="6.874cm" svg:y="23.593cm">
          <text:p text:style-name="P1"><text:span text:style-name="T1">10</text:span></text:p>
        </draw:ellipse>
        <draw:connector draw:style-name="gr4" draw:text-style-name="P3" draw:layer="layout" draw:type="line" svg:x1="8.888cm" svg:y1="22.038cm" svg:x2="10.164cm" svg:y2="21.347cm">
          <text:p text:style-name="P7"/>
        </draw:connector>
        <draw:connector draw:style-name="gr4" draw:text-style-name="P3" draw:layer="layout" draw:type="line" svg:x1="12.177cm" svg:y1="21.978cm" svg:x2="10.978cm" svg:y2="21.338cm">
          <text:p text:style-name="P7"/>
        </draw:connector>
        <draw:connector draw:style-name="gr4" draw:text-style-name="P4" draw:layer="layout" draw:type="line" svg:x1="7.811cm" svg:y1="23.708cm" svg:x2="8.242cm" svg:y2="23.016cm">
          <text:p text:style-name="P7"/>
        </draw:connector>
        <draw:connector draw:style-name="gr4" draw:text-style-name="P4" draw:layer="layout" draw:type="line" svg:x1="9.335cm" svg:y1="23.657cm" svg:x2="8.888cm" svg:y2="22.966cm">
          <text:p text:style-name="P7"/>
        </draw:connector>
        <draw:connector draw:style-name="gr4" draw:text-style-name="P4" draw:layer="layout" draw:type="line" svg:x1="11.75cm" svg:y1="23.641cm" svg:x2="12.18cm" svg:y2="22.983cm">
          <text:p text:style-name="P7"/>
        </draw:connector>
        <draw:connector draw:style-name="gr4" draw:text-style-name="P4" draw:layer="layout" draw:type="line" svg:x1="13.357cm" svg:y1="23.657cm" svg:x2="12.826cm" svg:y2="22.948cm">
          <text:p text:style-name="P7"/>
        </draw:connector>
        <draw:connector draw:style-name="gr4" draw:text-style-name="P4" draw:layer="layout" draw:type="line" svg:x1="6.883cm" svg:y1="25.192cm" svg:x2="7.146cm" svg:y2="24.654cm">
          <text:p text:style-name="P7"/>
        </draw:connector>
        <draw:connector draw:style-name="gr4" draw:text-style-name="P4" draw:layer="layout" draw:type="line" svg:x1="7.993cm" svg:y1="25.243cm" svg:x2="7.783cm" svg:y2="24.64cm">
          <text:p text:style-name="P7"/>
        </draw:connector>
        <draw:frame draw:style-name="gr5" draw:text-style-name="P6" draw:layer="layout" svg:width="0.806cm" svg:height="0.736cm" svg:x="10.247cm" svg:y="19.735cm">
          <draw:text-box>
            <text:p text:style-name="P5"><text:span text:style-name="T2">1</text:span></text:p>
          </draw:text-box>
        </draw:frame>
        <draw:frame draw:style-name="gr5" draw:text-style-name="P6" draw:layer="layout" svg:width="0.68cm" svg:height="0.736cm" svg:x="8.256cm" svg:y="21.298cm">
          <draw:text-box>
            <text:p text:style-name="P5"><text:span text:style-name="T2">2</text:span></text:p>
          </draw:text-box>
        </draw:frame>
        <draw:frame draw:style-name="gr6" draw:text-style-name="P6" draw:layer="layout" svg:width="0.68cm" svg:height="0.737cm" svg:x="7.094cm" svg:y="23.065cm">
          <draw:text-box>
            <text:p text:style-name="P5"><text:span text:style-name="T2">4</text:span></text:p>
          </draw:text-box>
        </draw:frame>
        <draw:frame draw:style-name="gr6" draw:text-style-name="P6" draw:layer="layout" svg:width="0.68cm" svg:height="0.737cm" svg:x="9.317cm" svg:y="23.016cm">
          <draw:text-box>
            <text:p text:style-name="P5"><text:span text:style-name="T2">5</text:span></text:p>
          </draw:text-box>
        </draw:frame>
        <draw:frame draw:style-name="gr6" draw:text-style-name="P6" draw:layer="layout" svg:width="0.68cm" svg:height="0.737cm" svg:x="11.149cm" svg:y="23.016cm">
          <draw:text-box>
            <text:p text:style-name="P5"><text:span text:style-name="T2">6</text:span></text:p>
          </draw:text-box>
        </draw:frame>
        <draw:frame draw:style-name="gr6" draw:text-style-name="P6" draw:layer="layout" svg:width="0.68cm" svg:height="0.737cm" svg:x="13.362cm" svg:y="23.016cm">
          <draw:text-box>
            <text:p text:style-name="P5"><text:span text:style-name="T2">7</text:span></text:p>
          </draw:text-box>
        </draw:frame>
        <draw:frame draw:style-name="gr5" draw:text-style-name="P6" draw:layer="layout" svg:width="0.68cm" svg:height="0.736cm" svg:x="6.323cm" svg:y="24.538cm">
          <draw:text-box>
            <text:p text:style-name="P5"><text:span text:style-name="T2">8</text:span></text:p>
          </draw:text-box>
        </draw:frame>
        <draw:frame draw:style-name="gr5" draw:text-style-name="P6" draw:layer="layout" svg:width="0.68cm" svg:height="0.736cm" svg:x="7.962cm" svg:y="24.538cm">
          <draw:text-box>
            <text:p text:style-name="P5"><text:span text:style-name="T2">9</text:span></text:p>
          </draw:text-box>
        </draw:frame>
        <draw:frame draw:style-name="gr5" draw:text-style-name="P6" draw:layer="layout" svg:width="0.68cm" svg:height="0.736cm" svg:x="12.122cm" svg:y="21.269cm">
          <draw:text-box>
            <text:p text:style-name="P5"><text:span text:style-name="T2">3</text:span></text:p>
          </draw:text-box>
        </draw:frame>
        <draw:frame draw:style-name="gr8" draw:text-style-name="P9" draw:layer="layout" svg:width="1.446cm" svg:height="1.227cm" svg:x="9.51cm" svg:y="26.6cm">
          <draw:text-box>
            <text:p text:style-name="P7"><text:span text:style-name="T4">(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ZenKai Uni'" style:font-family-generic="roman" style:font-pitch="variable" fo:font-size="24pt" fo:language="en" fo:country="US" style:font-family-asian="'AR PL ShanHeiSun Uni'" style:font-pitch-asian="variable" style:font-size-asian="24pt" style:language-asian="zh" style:country-asian="CN" style:font-family-complex="'AR PL ShanHeiSun Uni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R PL ShanHeiSun Uni'" style:font-family-generic="roman" style:font-pitch="variable" fo:font-size="18pt" fo:font-style="normal" fo:text-shadow="none" style:text-underline-style="none" fo:font-weight="normal" style:font-family-asian="'AR PL ShanHeiSun Uni'" style:font-pitch-asian="variable" style:font-size-asian="18pt" style:font-style-asian="normal" style:font-weight-asian="normal" style:font-family-complex="'AR PL ShanHeiSun Uni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标准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9-02-05T17:02:33</meta:creation-date>
    <dc:date>2009-02-07T17:54:55</dc:date>
    <dc:language>en-US</dc:language>
    <meta:editing-cycles>14</meta:editing-cycles>
    <meta:editing-duration>PT45M32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